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6a62" officeooo:paragraph-rsid="00026a62"/>
    </style:style>
    <style:style style:name="P2" style:family="paragraph" style:parent-style-name="Standard" style:list-style-name="L1">
      <style:text-properties officeooo:rsid="00026a62" officeooo:paragraph-rsid="00026a62"/>
    </style:style>
    <style:style style:name="P3" style:family="paragraph" style:parent-style-name="Standard" style:list-style-name="L1">
      <style:text-properties officeooo:rsid="00026a62" officeooo:paragraph-rsid="0003da41"/>
    </style:style>
    <style:style style:name="P4" style:family="paragraph" style:parent-style-name="Standard" style:list-style-name="L1">
      <style:text-properties officeooo:rsid="00026a62" officeooo:paragraph-rsid="0004f6dd"/>
    </style:style>
    <style:style style:name="P5" style:family="paragraph" style:parent-style-name="Standard">
      <style:text-properties officeooo:rsid="00026a62" officeooo:paragraph-rsid="0004f6dd"/>
    </style:style>
    <style:style style:name="P6" style:family="paragraph" style:parent-style-name="Standard">
      <style:text-properties officeooo:rsid="00026a62" officeooo:paragraph-rsid="00026a62" fo:background-color="#ffff00"/>
    </style:style>
    <style:style style:name="P7" style:family="paragraph" style:parent-style-name="Standard">
      <style:text-properties officeooo:rsid="00032797" officeooo:paragraph-rsid="00032797" fo:background-color="#ffff00"/>
    </style:style>
    <style:style style:name="P8" style:family="paragraph" style:parent-style-name="Standard">
      <style:text-properties officeooo:rsid="00032797" officeooo:paragraph-rsid="0004f6dd" fo:background-color="#ffff00"/>
    </style:style>
    <style:style style:name="P9" style:family="paragraph" style:parent-style-name="Standard">
      <style:text-properties fo:font-weight="bold" officeooo:rsid="00026a62" officeooo:paragraph-rsid="00026a62" style:font-weight-asian="bold" style:font-weight-complex="bold"/>
    </style:style>
    <style:style style:name="P10" style:family="paragraph" style:parent-style-name="Standard">
      <style:text-properties fo:font-weight="bold" officeooo:rsid="0003da41" officeooo:paragraph-rsid="0003da41" style:font-weight-asian="bold" style:font-weight-complex="bold"/>
    </style:style>
    <style:style style:name="P11" style:family="paragraph" style:parent-style-name="Standard">
      <style:text-properties fo:font-weight="bold" officeooo:rsid="0004f6dd" officeooo:paragraph-rsid="0004f6dd" style:font-weight-asian="bold" style:font-weight-complex="bold"/>
    </style:style>
    <style:style style:name="P12" style:family="paragraph" style:parent-style-name="Standard">
      <style:text-properties officeooo:rsid="0003da41" officeooo:paragraph-rsid="0003da41"/>
    </style:style>
    <style:style style:name="P13" style:family="paragraph" style:parent-style-name="Standard">
      <style:text-properties officeooo:rsid="0003da41" officeooo:paragraph-rsid="0004f6dd"/>
    </style:style>
    <style:style style:name="P14" style:family="paragraph" style:parent-style-name="Standard">
      <style:text-properties fo:font-size="8pt" officeooo:rsid="00026a62" officeooo:paragraph-rsid="0003da41" style:font-size-asian="8pt" style:font-size-complex="8pt"/>
    </style:style>
    <style:style style:name="P15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9pt" officeooo:rsid="00026a62" officeooo:paragraph-rsid="0003da41" style:font-size-asian="9pt" style:font-size-complex="9pt"/>
    </style:style>
    <style:style style:name="P16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9pt" officeooo:rsid="00026a62" officeooo:paragraph-rsid="00026a62" style:font-size-asian="9pt" style:font-size-complex="9pt"/>
    </style:style>
    <style:style style:name="P1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9pt" officeooo:rsid="00026a62" officeooo:paragraph-rsid="0004f6dd" style:font-size-asian="9pt" style:font-size-complex="9pt"/>
    </style:style>
    <style:style style:name="T1" style:family="text">
      <style:text-properties fo:color="#cf8e6d" loext:opacity="100%" style:font-name="JetBrains Mono" fo:font-size="25.5pt" fo:font-style="normal" fo:font-weight="normal" style:font-size-asian="25.5pt" style:font-style-asian="normal" style:font-weight-asian="normal"/>
    </style:style>
    <style:style style:name="T2" style:family="text">
      <style:text-properties fo:color="#cf8e6d" loext:opacity="100%" style:font-name="JetBrains Mono" fo:font-style="normal" fo:font-weight="normal" style:font-style-asian="normal" style:font-weight-asian="normal"/>
    </style:style>
    <style:style style:name="T3" style:family="text">
      <style:text-properties fo:color="#56a8f5" loext:opacity="100%" style:font-name="JetBrains Mono" fo:font-size="25.5pt" fo:font-style="normal" fo:font-weight="normal" style:font-size-asian="25.5pt" style:font-style-asian="normal" style:font-weight-asian="normal"/>
    </style:style>
    <style:style style:name="T4" style:family="text">
      <style:text-properties fo:color="#56a8f5" loext:opacity="100%" style:font-name="JetBrains Mono" fo:font-style="normal" fo:font-weight="normal" style:font-style-asian="normal" style:font-weight-asian="normal"/>
    </style:style>
    <style:style style:name="T5" style:family="text">
      <style:text-properties fo:color="#bcbec4" loext:opacity="100%" style:font-name="JetBrains Mono" fo:font-size="25.5pt" fo:font-style="normal" fo:font-weight="normal" style:font-size-asian="25.5pt" style:font-style-asian="normal" style:font-weight-asian="normal"/>
    </style:style>
    <style:style style:name="T6" style:family="text">
      <style:text-properties fo:color="#bcbec4" loext:opacity="100%" style:font-name="JetBrains Mono" fo:font-style="normal" fo:font-weight="normal" style:font-style-asian="normal" style:font-weight-asian="normal"/>
    </style:style>
    <style:style style:name="T7" style:family="text">
      <style:text-properties fo:color="#bcbec4" loext:opacity="100%" style:font-name="JetBrains Mono" fo:font-style="italic" fo:font-weight="normal" style:font-style-asian="italic" style:font-weight-asian="normal"/>
    </style:style>
    <style:style style:name="T8" style:family="text">
      <style:text-properties fo:color="#7a7e85" loext:opacity="100%" style:font-name="JetBrains Mono" fo:font-size="25.5pt" fo:font-style="normal" fo:font-weight="normal" style:font-size-asian="25.5pt" style:font-style-asian="normal" style:font-weight-asian="normal"/>
    </style:style>
    <style:style style:name="T9" style:family="text">
      <style:text-properties fo:color="#7a7e85" loext:opacity="100%" style:font-name="JetBrains Mono" fo:font-style="normal" fo:font-weight="normal" style:font-style-asian="normal" style:font-weight-asian="normal"/>
    </style:style>
    <style:style style:name="T10" style:family="text">
      <style:text-properties fo:color="#2aacb8" loext:opacity="100%" style:font-name="JetBrains Mono" fo:font-size="25.5pt" fo:font-style="normal" fo:font-weight="normal" style:font-size-asian="25.5pt" style:font-style-asian="normal" style:font-weight-asian="normal"/>
    </style:style>
    <style:style style:name="T11" style:family="text">
      <style:text-properties fo:color="#2aacb8" loext:opacity="100%" style:font-name="JetBrains Mono" fo:font-style="normal" fo:font-weight="normal" style:font-style-asian="normal" style:font-weight-asian="normal"/>
    </style:style>
    <style:style style:name="T12" style:family="text">
      <style:text-properties officeooo:rsid="0003da41"/>
    </style:style>
    <style:style style:name="T13" style:family="text">
      <style:text-properties officeooo:rsid="0004f6dd"/>
    </style:style>
    <style:style style:name="T14" style:family="text">
      <style:text-properties officeooo:rsid="000612d7"/>
    </style:style>
    <style:style style:name="T15" style:family="text">
      <style:text-properties fo:color="#6aab73" loext:opacity="100%" style:font-name="JetBrains Mono" fo:font-size="25.5pt" fo:font-style="normal" fo:font-weight="normal" style:font-size-asian="25.5pt" style:font-style-asian="normal" style:font-weight-asian="normal"/>
    </style:style>
    <style:style style:name="T16" style:family="text">
      <style:text-properties fo:color="#6aab73" loext:opacity="100%" style:font-name="JetBrains Mono" fo:font-style="normal" fo:font-weight="normal" style:font-style-asian="normal" style:font-weight-asian="normal"/>
    </style:style>
    <style:style style:name="T17" style:family="text">
      <style:text-properties officeooo:rsid="00062d6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Задача 1 </text:p>
      <text:p text:style-name="P9"><text:bookmark-start text:name="__DdeLink__1174_2224068522"/>напишите функцию которая вичисляет суммму всех цифр натурального числа N</text:p>
      <text:p text:style-name="P9">натуральное числа от 0 до бесконечности — 0, 1, 2, 3, 4 .. ... .. .<text:bookmark-end text:name="__DdeLink__1174_2224068522"/></text:p>
      <text:p text:style-name="P1">example:</text:p>
      <text:p text:style-name="P1">input: n = 123</text:p>
      <text:p text:style-name="P1">output: 6</text:p>
      <text:list xml:id="list1438021272" text:style-name="L1">
        <text:list-item>
          <text:p text:style-name="P2">базовий случай если N &lt; 10 то возврат N</text:p>
        </text:list-item>
        <text:list-item>
          <text:p text:style-name="P2">задача меньшего размера [ N / 10]</text:p>
        </text:list-item>
        <text:list-item>
          <text:p text:style-name="P2">решение задачи текущего размера N mod 10</text:p>
        </text:list-item>
      </text:list>
      <text:p text:style-name="P16"><text:span text:style-name="T2">public int </text:span><text:span text:style-name="T4">getDigitSum</text:span><text:span text:style-name="T6">(</text:span><text:span text:style-name="T2">int </text:span><text:span text:style-name="T6">num) {</text:span><text:line-break/><text:span text:style-name="T6"> <text:s text:c="3"/></text:span><text:span text:style-name="T9">// базовий випадок</text:span><text:line-break/><text:span text:style-name="T9"> <text:s text:c="3"/></text:span><text:span text:style-name="T2">if </text:span><text:span text:style-name="T6">(num &lt; </text:span><text:span text:style-name="T11">10</text:span><text:span text:style-name="T6">) </text:span><text:span text:style-name="T2">return </text:span><text:span text:style-name="T6">num;</text:span><text:line-break/><text:span text:style-name="T6"> <text:s text:c="3"/></text:span><text:span text:style-name="T9">// задача меньшого розміру</text:span><text:line-break/><text:span text:style-name="T9"> <text:s text:c="3"/></text:span><text:span text:style-name="T2">int </text:span><text:span text:style-name="T6">digitSum = getDigitSum(num / </text:span><text:span text:style-name="T11">10</text:span><text:span text:style-name="T6">);</text:span><text:line-break/><text:span text:style-name="T6"> <text:s text:c="3"/></text:span><text:span text:style-name="T9">// обчислення результату</text:span><text:line-break/><text:span text:style-name="T9"> <text:s text:c="3"/></text:span><text:span text:style-name="T2">int </text:span><text:span text:style-name="T6">currentDigit = num % </text:span><text:span text:style-name="T11">10</text:span><text:span text:style-name="T6">;</text:span><text:line-break/><text:line-break/><text:span text:style-name="T6"> <text:s text:c="3"/></text:span><text:span text:style-name="T2">return </text:span><text:span text:style-name="T6">digitSum + currentDigit;</text:span><text:line-break/><text:span text:style-name="T6">}</text:span></text:p>
      <text:p text:style-name="P7">Задача 2</text:p>
      <text:p text:style-name="P10"><text:bookmark-start text:name="__DdeLink__1176_2224068522"/>Напишите рекурсивную функцию кoторая находит максимальний елемент в массиве.<text:bookmark-end text:name="__DdeLink__1176_2224068522"/></text:p>
      <text:p text:style-name="P12">Example:</text:p>
      <text:p text:style-name="P12">input: arr = [1, 2, 3]</text:p>
      <text:p text:style-name="P12">output: 3</text:p>
      <text:list xml:id="list213016504152288" text:continue-numbering="true" text:style-name="L1">
        <text:list-item>
          <text:p text:style-name="P3">базовий случай если <text:span text:style-name="T12">массив из одного елемента то его и возвращаем</text:span></text:p>
        </text:list-item>
        <text:list-item>
          <text:p text:style-name="P3">задача меньшего размера [ <text:span text:style-name="T12">arr.size — 1 последний елемент</text:span>]</text:p>
        </text:list-item>
        <text:list-item>
          <text:p text:style-name="P3">решение задачи текущего размера <text:s/>[ <text:span text:style-name="T12">arr.size() - 1</text:span>]</text:p>
        </text:list-item>
      </text:list>
      <text:p text:style-name="P15"><text:span text:style-name="T2">public int </text:span><text:span text:style-name="T4">getMaxElement</text:span><text:span text:style-name="T6">(List&lt;Integer&gt; array, </text:span><text:span text:style-name="T2">int </text:span><text:span text:style-name="T6">size) {</text:span><text:line-break/><text:span text:style-name="T6"> <text:s text:c="3"/></text:span><text:span text:style-name="T9">// базовий випадок</text:span><text:line-break/><text:span text:style-name="T9"> <text:s text:c="3"/></text:span><text:span text:style-name="T2">if </text:span><text:span text:style-name="T6">(size == </text:span><text:span text:style-name="T11">1</text:span><text:span text:style-name="T6">) </text:span><text:span text:style-name="T2">return </text:span><text:span text:style-name="T6">array.get(size - </text:span><text:span text:style-name="T11">1</text:span><text:span text:style-name="T6">);</text:span><text:line-break/><text:span text:style-name="T6"> <text:s text:c="3"/></text:span><text:span text:style-name="T9">// задача меньшого розміру</text:span><text:line-break/><text:span text:style-name="T9"> <text:s text:c="3"/></text:span><text:span text:style-name="T2">int </text:span><text:span text:style-name="T6">maxInShorterList = getMaxElement(array, size - </text:span><text:span text:style-name="T11">1</text:span><text:span text:style-name="T6">);</text:span><text:line-break/><text:span text:style-name="T6"> <text:s text:c="3"/></text:span><text:span text:style-name="T9">// обчислення результату</text:span><text:line-break/><text:span text:style-name="T9"> <text:s text:c="3"/></text:span><text:span text:style-name="T2">return </text:span><text:span text:style-name="T6">Math.</text:span><text:span text:style-name="T7">max</text:span><text:span text:style-name="T6">(array.get(size - </text:span><text:span text:style-name="T11">1</text:span><text:span text:style-name="T6">), maxInShorterList);</text:span><text:line-break/><text:span text:style-name="T6">}</text:span></text:p>
      <text:p text:style-name="P14"><text:span text:style-name="T6"/></text:p>
      <text:p text:style-name="P8">Задача <text:span text:style-name="T13">3</text:span></text:p>
      <text:p text:style-name="P11"><text:bookmark-start text:name="__DdeLink__1176_22240685222"/><text:bookmark-start text:name="__DdeLink__1395_2224068522"/>И<text:bookmark-end text:name="__DdeLink__1176_22240685222"/>з натурального числа N создайте строку, содержащую все цифри в обратном порядке, разделенние запятими<text:bookmark-end text:name="__DdeLink__1395_2224068522"/></text:p>
      <text:p text:style-name="P13">Example:</text:p>
      <text:p text:style-name="P13">input: <text:span text:style-name="T13">n = 123</text:span></text:p>
      <text:p text:style-name="P13">output: “<text:span text:style-name="T13">3,2,1”</text:span></text:p>
      <text:list xml:id="list213017085408873" text:continue-numbering="true" text:style-name="L1">
        <text:list-item>
          <text:p text:style-name="P4">базовий случай если <text:span text:style-name="T14">N</text:span><text:span text:style-name="T12"> </text:span><text:span text:style-name="T17">меньше 10</text:span><text:span text:style-name="T12"> то </text:span><text:span text:style-name="T17">ету цифру</text:span><text:span text:style-name="T12"> и возвращаем</text:span></text:p>
        </text:list-item>
        <text:list-item>
          <text:p text:style-name="P4">задача меньшего размера <text:span text:style-name="T14">(N / 10)</text:span></text:p>
        </text:list-item>
        <text:list-item>
          <text:p text:style-name="P4">решение задачи текущего размера <text:s/><text:span text:style-name="T14">(N mod 10)</text:span></text:p>
        </text:list-item>
      </text:list>
      <text:p text:style-name="P17"><text:span text:style-name="T2">public </text:span><text:span text:style-name="T6">String </text:span><text:span text:style-name="T4">getReverseString</text:span><text:span text:style-name="T6">(</text:span><text:span text:style-name="T2">int </text:span><text:span text:style-name="T6">num) {</text:span><text:line-break/><text:span text:style-name="T6"> <text:s text:c="3"/></text:span><text:span text:style-name="T9">// базовий випадок</text:span><text:line-break/><text:span text:style-name="T9"> <text:s text:c="3"/></text:span><text:span text:style-name="T2">if </text:span><text:span text:style-name="T6">(num &lt; </text:span><text:span text:style-name="T11">10</text:span><text:span text:style-name="T6">) </text:span><text:span text:style-name="T2">return </text:span><text:span text:style-name="T16">"" </text:span><text:span text:style-name="T6">+ num;</text:span><text:line-break/><text:span text:style-name="T6"> <text:s text:c="3"/></text:span><text:span text:style-name="T9">// задача меньшого розміру</text:span><text:line-break/><text:span text:style-name="T9"> <text:s text:c="3"/></text:span><text:span text:style-name="T6">String nextChar = getReverseString(num / </text:span><text:span text:style-name="T11">10</text:span><text:span text:style-name="T6">);</text:span><text:line-break/><text:span text:style-name="T6"> <text:s text:c="3"/></text:span><text:span text:style-name="T9">// обчислення результату</text:span><text:line-break/><text:span text:style-name="T9"> <text:s text:c="3"/></text:span><text:span text:style-name="T2">int </text:span><text:span text:style-name="T6">currentChar = num % </text:span><text:span text:style-name="T11">10</text:span><text:span text:style-name="T6">;</text:span><text:line-break/><text:span text:style-name="T6"> <text:s text:c="3"/></text:span><text:span text:style-name="T2">return </text:span><text:span text:style-name="T6">currentChar + </text:span><text:span text:style-name="T16">"," </text:span><text:span text:style-name="T6">+ nextChar;</text:span><text:line-break/><text:span text:style-name="T6">}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20:27:55.864113122</meta:creation-date>
    <dc:date>2024-01-16T21:30:15.585814755</dc:date>
    <meta:editing-duration>PT21M3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8" meta:word-count="278" meta:character-count="1726" meta:non-whitespace-character-count="1399"/>
  </office:meta>
</office:document-meta>
</file>